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Heading_20_2" style:master-page-name="">
      <style:paragraph-properties style:page-number="auto" fo:break-before="page"/>
    </style:style>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Standard" style:list-style-name="L25"/>
    <style:style style:name="P48" style:family="paragraph" style:parent-style-name="Standard" style:list-style-name="L33"/>
    <style:style style:name="P49"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WriteYw7-0.9.3.oxt&#13;&#13;08.03.2020 12:47:4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7-L-0.9.1.oxt&#13;&#13;21.02.2020 21:05: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1"/>
      <text:p text:style-name="P32">Extension Compiler</text:p>
      <text:p text:style-name="TitreDoc">Description and Tool for</text:p>
      <text:p text:style-name="TitreDoc">tools eExtension : <text:file-name text:display="name">Write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689031826395924489" text:style-name="L1">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968231043994297354" text:style-name="L2">
        <text:list-item>
          <text:p text:style-name="P51">Version 2.1.2 :</text:p>
        </text:list-item>
      </text:list>
      <text:list xml:id="list8220620263820834818" text:style-name="L3">
        <text:list-item>
          <text:list>
            <text:list-item>
              <text:p text:style-name="P52">Localized help : resolved non-functional hyperlink due to API incompatibility introduced by Apache OpenOffice 4.1 (and LibreOffice 4.0).</text:p>
            </text:list-item>
          </text:list>
        </text:list-item>
      </text:list>
      <text:list xml:id="list32685057" text:continue-list="list1968231043994297354" text:style-name="L2">
        <text:list-item>
          <text:p text:style-name="P51">Version 2.1.1 :</text:p>
        </text:list-item>
      </text:list>
      <text:list xml:id="list3970924638493625585" text:style-name="L4">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32702885" text:continue-list="list32685057" text:style-name="L2">
        <text:list-item>
          <text:p text:style-name="P51">Version 2.1.0 :</text:p>
        </text:list-item>
      </text:list>
      <text:list xml:id="list393439386389277144" text:style-name="L5">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32703471" text:continue-list="list32702885" text:style-name="L2">
        <text:list-item>
          <text:p text:style-name="P51">Version 2.0.0 :</text:p>
        </text:list-item>
      </text:list>
      <text:list xml:id="list289749338828348998" text:style-name="L6">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32702435" text:continue-list="list32703471" text:style-name="L2">
        <text:list-item>
          <text:p text:style-name="P51">Version 1.5.3 :</text:p>
        </text:list-item>
      </text:list>
      <text:list xml:id="list5724660951711406254" text:style-name="L7">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331293063419876313" text:style-name="L8">
        <text:list-item>
          <text:p text:style-name="P57">Basic library Standard, Module1 : your instruction inside the Sub myExtension</text:p>
        </text:list-item>
        <text:list-item>
          <text:p text:style-name="P5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Write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196576765035149528" text:style-name="L9">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893881596623254615" text:style-name="L10">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075484245267992789" text:style-name="L11">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942632608405670625" text:style-name="L12">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182877735284875454" text:style-name="L13">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7511724107871233866" text:style-name="L14">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571984277158788728" text:style-name="L15">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66186499474640850" text:style-name="L16">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373043255858788555" text:style-name="L17">
        <text:list-item>
          <text:p text:style-name="P66">Arg1 : <text:span text:style-name="InstructionMacro">String</text:span> : mandatory, type of control used for the button</text:p>
        </text:list-item>
      </text:list>
      <text:list xml:id="list554725222400255120" text:style-name="L18">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207986054388972145" text:style-name="L19">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484258821380048385" text:style-name="L20">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749989161101277502" text:style-name="L21">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999508681237815233" text:style-name="L22">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266126688801274303" text:style-name="L23">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2">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352765642347991742" text:style-name="L24">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310983900216898064" text:style-name="L25">
        <text:list-item text:start-value="1">
          <text:p text:style-name="P4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7">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524522750064005724" text:style-name="L26">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66600660373106643" text:style-name="L27">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070770242802401575"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752156067535085167"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889827939345675631"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751277205026567460"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04059452781769633"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331680012500659301" text:style-name="L33">
        <text:list-item text:start-value="1">
          <text:p text:style-name="P4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8">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280582251547500231" text:style-name="L34">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Write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WriteYw7 - Write document data back to yWriter 7 project. </text:p>
      <text:p text:style-name="P40"><text:soft-page-break/></text:p>
      <text:p text:style-name="descrLang"><text:bookmark-start text:name="__RefHeading__78156_325084090"/>Description de<text:bookmark-end text:name="__RefHeading__78156_325084090"/></text:p>
      <text:p text:style-name="descrText">WriteYw7 - Dokumentdaten in ein yWriter 7-Projekt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164125621572484538" text:style-name="L35">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52196390274991798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69527250063736741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28670098478447482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2689790"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6492930331943773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37461708653542356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13237789644177774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2</dc:date>
     <text:p>internal</text:p>
     <text:p>Page2</text:p>
     <text:p/>
    </office:annotation>Paragraph styles</text:p>
      <text:p text:style-name="P28"><office:annotation>
     <dc:creator>BM</dc:creator>
     <dc:date>2008-03-13T00:00:00.32</dc:date>
     <text:p>internal</text:p>
     <text:p>Page7</text:p>
     <text:p/>
    </office:annotation>Hyperlinks</text:p>
      <text:p text:style-name="hlp_5f_paragraph"><text:span text:style-name="T14"><office:annotation>
      <dc:creator>BM</dc:creator>
      <dc:date>2008-03-13T00:00:00.32</dc:date>
      <text:p>internal</text:p>
      <text:p>Page3</text:p>
      <text:p/>
     </office:annotation></text:span><text:span text:style-name="T14">Text formatting</text:span></text:p>
      <text:p text:style-name="P28"><office:annotation>
     <dc:creator>BM</dc:creator>
     <dc:date>2008-03-26T00:00:00.3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3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3</dc:date>
     <text:p>external</text:p>
     <text:p>text/swriter/main0210.xhp</text:p>
     <text:p/>
    </office:annotation><text:span text:style-name="T14">Preview topic</text:span> </text:p>
      <text:p text:style-name="hlp_5f_paragraph">This hyperlink displays <text:s/><office:annotation>
     <dc:creator>BM</dc:creator>
     <dc:date>2008-03-15T00:00:00.3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701613" text:continue-list="list6521963902749917980"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2687748" text:continue-list="list3268979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3</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34</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34</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2689025" text:continue-list="list32701613"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Write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Write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6" meta:character-count="818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WriteYw7", "0.9.3") ' fill with your values
  setExtensionDescription("en, de")
  setDisplayName("en", "WriteYw7 - Write document data back to yWriter 7 project.")
  setDisplayName("de", "WriteYw7 - Dokumentdaten in ein yWriter 7-Projekt zurückschreiben.")
  setTooltip("en, de", "en") ' deprecated ! starting from 3.1,use instead setExtensionDescription
endDescription  


beginAnnexes 
  useLibrary("Basic", "WriteYw7/")
endAnnexes

beginAddonUI

  beginAddonMenu

    beginMenu
      beginTitles
	    setTitle("WriteYw7", "en")
        setTitle("WriteYw7", "de")
      endTitles

      beginMenuItems
   
		beginCommand
            beginTitles("Writer")
		 	    setTitle("Save to yW7", "en")
		        setTitle("In yW7 speichern", "de")
            endTitles
            setURL("Basic", "WriteYw7", "OdtYw", "Main")
			setImage("icons/yWriter")
		endCommand
		
		beginCommand
            beginTitles("Calc")
		 	    setTitle("Save to yW7", "en")
		        setTitle("In yW7 speichern", "de")
            endTitles
            setURL("Basic", "WriteYw7", "OdsYw", "Main")
			setImage("icons/yWriter")
		endCommand
		
	endMenuItems
  endMenu

endAddonMenu

beginOfficeToolbar

    beginTbTitles("Writer")
      setTitle("Save to yW7")
    endTbTitles

		beginButton()
            beginTitles("Writer")
 	   			setTitle("Save to yW7", "en")
		    	setTitle("yW7 speichern", "de")
            endTitles
            setURL("Basic", "WriteYw7", "OdtYw", "Main")
			setImage("icons/yWriter")
		endButton    

endOfficeToolbar

beginOfficeToolbar
		
    beginTbTitles("Calc")
      setTitle("Save to yW7")
    endTbTitles

		beginButton()
            beginTitles("Calc")
 	   			setTitle("Save to yW7", "en")
		    	setTitle("yW7 speichern", "de")
            endTitles
            setURL("Basic", "WriteYw7",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